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officeooo:rsid="00184d61" officeooo:paragraph-rsid="00184d61"/>
    </style:style>
    <style:style style:name="P3" style:family="paragraph" style:parent-style-name="Standard">
      <style:paragraph-properties fo:margin-top="0cm" fo:margin-bottom="0cm" style:contextual-spacing="false"/>
      <style:text-properties officeooo:paragraph-rsid="00184d61"/>
    </style:style>
    <style:style style:name="P4" style:family="paragraph" style:parent-style-name="Standard">
      <style:paragraph-properties fo:margin-top="0cm" fo:margin-bottom="0cm" style:contextual-spacing="false"/>
      <style:text-properties fo:color="#000000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/>
      <style:text-properties fo:color="#000000" fo:font-size="12pt" fo:font-weight="bold" officeooo:rsid="00184d61" officeooo:paragraph-rsid="00184d61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style:contextual-spacing="false"/>
      <style:text-properties fo:color="#000000" fo:font-size="12pt" fo:font-weight="bold" officeooo:rsid="001c139a" officeooo:paragraph-rsid="001c139a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fo:color="#000000" fo:font-size="12pt" fo:font-weight="bold" officeooo:paragraph-rsid="001c139a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cm" style:contextual-spacing="false"/>
      <style:text-properties fo:color="#000000" fo:font-size="12pt" fo:font-weight="bold" officeooo:rsid="001f40ed" officeooo:paragraph-rsid="001f40e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/>
      <style:text-properties fo:color="#000000" fo:font-size="12pt" fo:font-weight="bold" officeooo:rsid="002017a0" officeooo:paragraph-rsid="002017a0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cm" fo:margin-bottom="0cm" style:contextual-spacing="false"/>
      <style:text-properties fo:color="#000000" fo:font-size="12pt" fo:font-weight="bold" officeooo:rsid="0020b819" officeooo:paragraph-rsid="0020b81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cm" style:contextual-spacing="false"/>
      <style:text-properties fo:color="#000000" fo:font-size="12pt" fo:font-weight="bold" fo:background-color="#ffffff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cm" fo:margin-bottom="0cm" style:contextual-spacing="false"/>
      <style:text-properties fo:color="#000000" fo:font-size="12pt" fo:font-weight="bold" officeooo:paragraph-rsid="00184d61" fo:background-color="#fffff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cm" fo:margin-bottom="0cm" style:contextual-spacing="false"/>
      <style:text-properties fo:color="#000000" fo:font-size="12pt" fo:font-weight="bold" officeooo:rsid="001a1ac3" officeooo:paragraph-rsid="001a1ac3" fo:background-color="#fffff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cm" style:contextual-spacing="false"/>
      <style:text-properties fo:color="#000000" fo:font-size="12pt" fo:font-weight="bold" officeooo:paragraph-rsid="001c139a" fo:background-color="#ffffff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style:contextual-spacing="false"/>
      <style:text-properties fo:color="#000000" fo:font-size="12pt" fo:font-weight="bold" officeooo:paragraph-rsid="001dfb98" fo:background-color="#fffff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style:contextual-spacing="false"/>
      <style:text-properties fo:color="#000000" officeooo:paragraph-rsid="00184d61"/>
    </style:style>
    <style:style style:name="P17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184d61" officeooo:paragraph-rsid="00184d61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1a1ac3" officeooo:paragraph-rsid="001a1ac3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1c139a" officeooo:paragraph-rsid="001c139a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top="0cm" fo:margin-bottom="0cm" style:contextual-spacing="false"/>
      <style:text-properties fo:color="#000000" fo:font-size="11pt" fo:font-weight="normal" officeooo:paragraph-rsid="001dfb98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1dfb98" officeooo:paragraph-rsid="001dfb98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1f40ed" officeooo:paragraph-rsid="001f40ed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2017a0" officeooo:paragraph-rsid="002017a0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20b819" officeooo:paragraph-rsid="0020b819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2205fc" officeooo:paragraph-rsid="002205fc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top="0cm" fo:margin-bottom="0cm" style:contextual-spacing="false"/>
      <style:text-properties fo:color="#000000" fo:font-size="11pt" fo:font-weight="normal" fo:background-color="#ffffff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1a1ac3" officeooo:paragraph-rsid="001a1ac3" fo:background-color="#ffffff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1b3a50" officeooo:paragraph-rsid="001b3a50" fo:background-color="#ffffff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1dfb98" officeooo:paragraph-rsid="001dfb98" fo:background-color="#ffffff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20b819" officeooo:paragraph-rsid="0020b819" fo:background-color="#ffffff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top="0cm" fo:margin-bottom="0cm" style:contextual-spacing="false"/>
      <style:text-properties officeooo:rsid="0023910b" officeooo:paragraph-rsid="0023910b"/>
    </style:style>
    <style:style style:name="P32" style:family="paragraph" style:parent-style-name="Standard" style:master-page-name="Standard">
      <style:paragraph-properties fo:margin-top="0cm" fo:margin-bottom="0cm" style:contextual-spacing="false" style:page-number="1"/>
    </style:style>
    <style:style style:name="P33" style:family="paragraph" style:parent-style-name="Standard">
      <style:paragraph-properties fo:margin-top="0cm" fo:margin-bottom="0cm" style:contextual-spacing="false"/>
      <style:text-properties officeooo:rsid="00184d61" officeooo:paragraph-rsid="00184d61"/>
    </style:style>
    <style:style style:name="P34" style:family="paragraph" style:parent-style-name="Standard">
      <style:paragraph-properties fo:margin-top="0cm" fo:margin-bottom="0cm" style:contextual-spacing="false"/>
      <style:text-properties officeooo:rsid="0024e5a5" officeooo:paragraph-rsid="0024e5a5"/>
    </style:style>
    <style:style style:name="P35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1a1ac3" officeooo:paragraph-rsid="001a1ac3" fo:background-color="#ffffff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2758e8" officeooo:paragraph-rsid="002758e8" fo:background-color="#ffffff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1b3a50" officeooo:paragraph-rsid="001b3a50" fo:background-color="#ffffff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margin-top="0cm" fo:margin-bottom="0cm" style:contextual-spacing="false"/>
      <style:text-properties fo:color="#000000" fo:font-size="12pt" fo:font-weight="bold" officeooo:rsid="00276053" officeooo:paragraph-rsid="00276053" fo:background-color="#ffffff" style:font-size-asian="12pt" style:font-weight-asian="bold" style:font-size-complex="12pt" style:font-weight-complex="bold"/>
    </style:style>
    <style:style style:name="T1" style:family="text">
      <style:text-properties fo:color="#333333" fo:font-size="10.5pt" fo:background-color="#ffffff" loext:char-shading-value="0" style:font-size-asian="10.5pt" style:font-size-complex="10.5pt"/>
    </style:style>
    <style:style style:name="T2" style:family="text">
      <style:text-properties fo:color="#000000" fo:font-size="12pt" fo:font-weight="bold" fo:background-color="#ffffff" loext:char-shading-value="0" style:font-size-asian="12pt" style:font-weight-asian="bold" style:font-size-complex="12pt" style:font-weight-complex="bold"/>
    </style:style>
    <style:style style:name="T3" style:family="text">
      <style:text-properties fo:font-size="10.5pt" fo:background-color="#ffffff" loext:char-shading-value="0" style:font-size-asian="10.5pt" style:font-size-complex="10.5pt"/>
    </style:style>
    <style:style style:name="T4" style:family="text">
      <style:text-properties fo:font-size="10.5pt" officeooo:rsid="00184d61" fo:background-color="#ffffff" loext:char-shading-value="0" style:font-size-asian="10.5pt" style:font-size-complex="10.5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officeooo:rsid="0025433f"/>
    </style:style>
    <style:style style:name="T7" style:family="text">
      <style:text-properties officeooo:rsid="00267acf"/>
    </style:style>
    <style:style style:name="T8" style:family="text">
      <style:text-properties officeooo:rsid="001a1a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5">Git Exercises </text:span><text:s/></text:p>
      <text:p text:style-name="P1"/>
      <text:p text:style-name="P1"><text:span text:style-name="T2">1- Initialize a Git Repository</text:span><text:span text:style-name="T1"> </text:span></text:p>
      <text:p text:style-name="P2"/>
      <text:p text:style-name="P2">ttnd@diwakar:~/Desktop/Test$ git init </text:p>
      <text:p text:style-name="P2">Initialized empty Git repository in /home/ttnd/Desktop/Test/.git/</text:p>
      <text:p text:style-name="P1"/>
      <text:p text:style-name="P12">2- Add files to the repository</text:p>
      <text:p text:style-name="P3"/>
      <text:p text:style-name="P16"><text:span text:style-name="T4">ttnd@diwakar:~/Desktop$ mv Test.txt Test/</text:span><text:span text:style-name="T3"> </text:span></text:p>
      <text:p text:style-name="P2">ttnd@diwakar:~/Desktop/Test$ ll </text:p>
      <text:p text:style-name="P2">total 16 </text:p>
      <text:p text:style-name="P2">drwxrwxr-x 3 ttnd ttnd 4096 Feb <text:s/>7 13:57 ./ </text:p>
      <text:p text:style-name="P2">drwxr-xr-x 6 ttnd ttnd 4096 Feb <text:s/>7 13:57 ../ </text:p>
      <text:p text:style-name="P2">drwxrwxr-x 7 ttnd ttnd 4096 Feb <text:s/>7 13:55 .git/ </text:p>
      <text:p text:style-name="P2">-rw-rw-r-- 1 ttnd ttnd <text:s text:c="2"/>12 Feb <text:s/>7 13:57 Test.txt</text:p>
      <text:p text:style-name="P34">//need to add files to index <text:span text:style-name="T7">todo</text:span></text:p>
      <text:p text:style-name="P2"/>
      <text:p text:style-name="P11">3- Unstage 1 file </text:p>
      <text:p text:style-name="P5"/>
      <text:p text:style-name="P17">ttnd@diwakar:~/Desktop/Test$ git status </text:p>
      <text:p text:style-name="P17">On branch master </text:p>
      <text:p text:style-name="P17"/>
      <text:p text:style-name="P17">Initial commit </text:p>
      <text:p text:style-name="P17"/>
      <text:p text:style-name="P17">Changes to be committed: </text:p>
      <text:p text:style-name="P17"><text:s text:c="2"/>(use "git rm --cached &lt;file&gt;..." to unstage) </text:p>
      <text:p text:style-name="P17"/>
      <text:p text:style-name="P17"><text:tab/>new file: <text:s text:c="2"/>Test.txt</text:p>
      <text:p text:style-name="P17">ttnd@diwakar:~/Desktop/Test$ git rm --cached Test.txt </text:p>
      <text:p text:style-name="P17">rm 'Test.txt'</text:p>
      <text:p text:style-name="P17"/>
      <text:p text:style-name="P17">ttnd@diwakar:~/Desktop/Test$ git status </text:p>
      <text:p text:style-name="P17">On branch master </text:p>
      <text:p text:style-name="P17"/>
      <text:p text:style-name="P17">Initial commit </text:p>
      <text:p text:style-name="P17"/>
      <text:p text:style-name="P17">Untracked files: </text:p>
      <text:p text:style-name="P17"><text:s text:c="2"/>(use "git add &lt;file&gt;..." to include in what will be committed) </text:p>
      <text:p text:style-name="P17"/>
      <text:p text:style-name="P17"><text:tab/>Test.txt</text:p>
      <text:p text:style-name="P4">// <text:span text:style-name="T6">todo</text:span></text:p>
      <text:p text:style-name="P4"/>
      <text:p text:style-name="P4"><text:soft-page-break/></text:p>
      <text:p text:style-name="P4"/>
      <text:p text:style-name="P4"/>
      <text:p text:style-name="P11">4- Commit the files </text:p>
      <text:p text:style-name="P11"/>
      <text:p text:style-name="P18">ttnd@diwakar:~/Desktop/Test$ git commit -m "initial commit" </text:p>
      <text:p text:style-name="P18">[master (root-commit) 16ef36b] initial commit </text:p>
      <text:p text:style-name="P18"><text:s/>1 file changed, 1 insertion(+) </text:p>
      <text:p text:style-name="P18"><text:s/>create mode 100644 Test.txt</text:p>
      <text:p text:style-name="P26"/>
      <text:p text:style-name="P11">5- Add a remote</text:p>
      <text:p text:style-name="P4"/>
      <text:p text:style-name="P27">ttnd@diwakar:~/Desktop/Test$ git remote add origin https://github.com/diwakarbhatt123/test.git </text:p>
      <text:p text:style-name="P27">ttnd@diwakar:~/Desktop/Test$ git remote </text:p>
      <text:p text:style-name="P27">origin</text:p>
      <text:p text:style-name="P27"/>
      <text:p text:style-name="P36">git remote -v <text:s/>output= <text:s/><text:span text:style-name="T8">https://github.com/diwakarbhatt123/test.git</text:span></text:p>
      <text:p text:style-name="P13"/>
      <text:p text:style-name="P11">6- Undo changes to a particular file </text:p>
      <text:p text:style-name="P4"/>
      <text:p text:style-name="P28">ttnd@diwakar:~/Desktop/Test$ cat Test.txt </text:p>
      <text:p text:style-name="P28">hii </text:p>
      <text:p text:style-name="P28">Hello world </text:p>
      <text:p text:style-name="P28">ttnd@diwakar:~/Desktop/Test$ git checkout Test.txt </text:p>
      <text:p text:style-name="P28">ttnd@diwakar:~/Desktop/Test$ cat Test.txt </text:p>
      <text:p text:style-name="P28">hii</text:p>
      <text:p text:style-name="P28"/>
      <text:p text:style-name="P38">//Todo</text:p>
      <text:p text:style-name="P11">7- Push changes to Github </text:p>
      <text:p text:style-name="P4"/>
      <text:p text:style-name="P28">ttnd@diwakar:~/Desktop/Test$ git push origin master </text:p>
      <text:p text:style-name="P28">Username for 'https://github.com': diwakarbhatt123 </text:p>
      <text:p text:style-name="P28">Password for 'https://diwakarbhatt123@github.com': </text:p>
      <text:p text:style-name="P28">Counting objects: 3, done. </text:p>
      <text:p text:style-name="P28">Writing objects: 100% (3/3), 228 bytes | 0 bytes/s, done. </text:p>
      <text:p text:style-name="P28">Total 3 (delta 0), reused 0 (delta 0) </text:p>
      <text:p text:style-name="P28">To https://github.com/diwakarbhatt123/test.git </text:p>
      <text:p text:style-name="P28">* [new branch] <text:s text:c="5"/>master -&gt; master</text:p>
      <text:p text:style-name="P28"/>
      <text:p text:style-name="P11">8- Clone the repository</text:p>
      <text:p text:style-name="P4"/>
      <text:p text:style-name="P28">ttnd@diwakar:~/Desktop/Test$ git clone https://github.com/diwakarbhatt123/test.git /home/ttnd/Desktop/Test2 </text:p>
      <text:p text:style-name="P28"><text:soft-page-break/>Cloning into '/home/ttnd/Desktop/Test2'... </text:p>
      <text:p text:style-name="P28">remote: Counting objects: 3, done. </text:p>
      <text:p text:style-name="P28">remote: Total 3 (delta 0), reused 3 (delta 0), pack-reused 0 </text:p>
      <text:p text:style-name="P28">Unpacking objects: 100% (3/3), done. </text:p>
      <text:p text:style-name="P28">Checking connectivity... done.</text:p>
      <text:p text:style-name="P28"/>
      <text:p text:style-name="P11">9- Add changes to one of the copies and pull the changes in the other. </text:p>
      <text:p text:style-name="P6"/>
      <text:p text:style-name="P19">ttnd@diwakar:~/Desktop/Test$ echo hello world&gt;Test.txt</text:p>
      <text:p text:style-name="P19">ttnd@diwakar:~/Desktop/Test$ git add Test.txt </text:p>
      <text:p text:style-name="P19">ttnd@diwakar:~/Desktop/Test$ git commit -m "Added Hello world" </text:p>
      <text:p text:style-name="P19">[master 34a51ac] Added Hello world</text:p>
      <text:p text:style-name="P19">ttnd@diwakar:~/Desktop/Test$ git push origin master</text:p>
      <text:p text:style-name="P19">Counting objects: 8, done. </text:p>
      <text:p text:style-name="P19">Delta compression using up to 4 threads. </text:p>
      <text:p text:style-name="P19">Compressing objects: 100% (2/2), done. </text:p>
      <text:p text:style-name="P19">Writing objects: 100% (4/4), 445 bytes | 0 bytes/s, done. </text:p>
      <text:p text:style-name="P19">Total 4 (delta 0), reused 0 (delta 0) </text:p>
      <text:p text:style-name="P19">To https://github.com/diwakarbhatt123/test.git </text:p>
      <text:p text:style-name="P19"><text:s text:c="3"/>1a9abf9..34a51ac <text:s/>master -&gt; master</text:p>
      <text:p text:style-name="P19"/>
      <text:p text:style-name="P19"/>
      <text:p text:style-name="P19">ttnd@diwakar:~/Desktop/Test2$ cat Test.txt </text:p>
      <text:p text:style-name="P19">hello world </text:p>
      <text:p text:style-name="P19">hii</text:p>
      <text:p text:style-name="P19">ttnd@diwakar:~/Desktop/Test2$ git pull origin </text:p>
      <text:p text:style-name="P19">remote: Counting objects: 4, done. </text:p>
      <text:p text:style-name="P19">remote: Compressing objects: 100% (2/2), done. </text:p>
      <text:p text:style-name="P19">remote: Total 4 (delta 0), reused 4 (delta 0), pack-reused 0 </text:p>
      <text:p text:style-name="P19">Unpacking objects: 100% (4/4), done. </text:p>
      <text:p text:style-name="P19">From https://github.com/diwakarbhatt123/test </text:p>
      <text:p text:style-name="P19"><text:s text:c="3"/>1a9abf9..34a51ac <text:s/>master <text:s text:c="4"/>-&gt; origin/master </text:p>
      <text:p text:style-name="P19">Updating 1a9abf9..34a51ac </text:p>
      <text:p text:style-name="P19">Fast-forward </text:p>
      <text:p text:style-name="P19"><text:s/>Test.txt | 1 - </text:p>
      <text:p text:style-name="P19"><text:s/>1 file changed, 1 deletion(-) </text:p>
      <text:p text:style-name="P19">ttnd@diwakar:~/Desktop/Test2$ cat Test.txt </text:p>
      <text:p text:style-name="P19">hello world</text:p>
      <text:p text:style-name="P6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14">10- Add changes to both repos, try to push from both without taking a pull.</text:p>
      <text:p text:style-name="P15"><text:s/></text:p>
      <text:p text:style-name="P29">ttnd@diwakar:~/Desktop/Test$ echo bonjour&gt;&gt;Test.txt</text:p>
      <text:p text:style-name="P21">ttnd@diwakar:~/Desktop/Test$ git add Test.txt </text:p>
      <text:p text:style-name="P21">ttnd@diwakar:~/Desktop/Test$ git commit -m "Added Content" </text:p>
      <text:p text:style-name="P21">[master b81bec4] Added Content </text:p>
      <text:p text:style-name="P21"><text:s/>1 file changed, 2 insertions(+), 1 deletion(-) </text:p>
      <text:p text:style-name="P21">ttnd@diwakar:~/Desktop/Test$ git push origin master</text:p>
      <text:p text:style-name="P21">Counting objects: 5, done. </text:p>
      <text:p text:style-name="P21">Writing objects: 100% (3/3), 268 bytes | 0 bytes/s, done. </text:p>
      <text:p text:style-name="P21">Total 3 (delta 0), reused 0 (delta 0) </text:p>
      <text:p text:style-name="P21">To https://github.com/diwakarbhatt123/test.git </text:p>
      <text:p text:style-name="P21"><text:s text:c="3"/>34a51ac..b81bec4 <text:s/>master -&gt; master</text:p>
      <text:p text:style-name="P21"/>
      <text:p text:style-name="P21"/>
      <text:p text:style-name="P21">ttnd@diwakar:~/Desktop/Test2$ git add Test.txt </text:p>
      <text:p text:style-name="P21">ttnd@diwakar:~/Desktop/Test2$ git commit -m "Made Changes" </text:p>
      <text:p text:style-name="P21">[master 6e04d6f] Made Changes </text:p>
      <text:p text:style-name="P21"><text:s/>1 file changed, 1 insertion(+)</text:p>
      <text:p text:style-name="P21">ttnd@diwakar:~/Desktop/Test2$ git push origin master</text:p>
      <text:p text:style-name="P21">To https://github.com/diwakarbhatt123/test.git </text:p>
      <text:p text:style-name="P21"><text:s/>! [rejected] <text:s text:c="7"/>master -&gt; master (fetch first) </text:p>
      <text:p text:style-name="P21">error: failed to push some refs to 'https://github.com/diwakarbhatt123/test.git' </text:p>
      <text:p text:style-name="P21">hint: Updates were rejected because the remote contains work that you do </text:p>
      <text:p text:style-name="P21">hint: not have locally. This is usually caused by another repository pushing </text:p>
      <text:p text:style-name="P21">hint: to the same ref. You may want to first integrate the remote changes </text:p>
      <text:p text:style-name="P21">hint: (e.g., 'git pull ...') before pushing again. </text:p>
      <text:p text:style-name="P21">hint: See the 'Note about fast-forwards' in 'git push --help' for details.</text:p>
      <text:p text:style-name="P20"/>
      <text:p text:style-name="P11">11- Check differences between a file and its staged version </text:p>
      <text:p text:style-name="P8"/>
      <text:p text:style-name="P22">ttnd@diwakar:~/Desktop/Test$ git diff HEAD </text:p>
      <text:p text:style-name="P22">diff --git a/Test.txt b/Test.txt </text:p>
      <text:p text:style-name="P22">index a9e052c..8f3bcb5 100644 </text:p>
      <text:p text:style-name="P22">--- a/Test.txt </text:p>
      <text:p text:style-name="P22">+++ b/Test.txt </text:p>
      <text:p text:style-name="P22"><text:soft-page-break/>@@ -1,2 +1,3 @@ </text:p>
      <text:p text:style-name="P22"><text:s/>Hello world </text:p>
      <text:p text:style-name="P22"><text:s/>bonjour </text:p>
      <text:p text:style-name="P22">+ola</text:p>
      <text:p text:style-name="P4"/>
      <text:p text:style-name="P4"/>
      <text:p text:style-name="P11">12- Ignore a few files to be checked in </text:p>
      <text:p text:style-name="P4"/>
      <text:p text:style-name="P23">ttnd@diwakar:~/Desktop/Test$ git status </text:p>
      <text:p text:style-name="P23">On branch master </text:p>
      <text:p text:style-name="P23">Your branch is ahead of 'origin/master' by 1 commit. </text:p>
      <text:p text:style-name="P23"><text:s text:c="2"/>(use "git push" to publish your local commits) </text:p>
      <text:p text:style-name="P23"/>
      <text:p text:style-name="P23">Untracked files: </text:p>
      <text:p text:style-name="P23"><text:s text:c="2"/>(use "git add &lt;file&gt;..." to include in what will be committed) </text:p>
      <text:p text:style-name="P23"/>
      <text:p text:style-name="P23"><text:tab/>temp.txt </text:p>
      <text:p text:style-name="P23">ttnd@diwakar:~/Desktop/Test$ touch .gitignore</text:p>
      <text:p text:style-name="P23">ttnd@diwakar:~/Desktop/Test$ vim .gitignore </text:p>
      <text:p text:style-name="P23">ttnd@diwakar:~/Desktop/Test$ git status </text:p>
      <text:p text:style-name="P23">On branch master </text:p>
      <text:p text:style-name="P23">Your branch is ahead of 'origin/master' by 1 commit. </text:p>
      <text:p text:style-name="P23"><text:s text:c="2"/>(use "git push" to publish your local commits) </text:p>
      <text:p text:style-name="P23"/>
      <text:p text:style-name="P23">nothing to commit, working directory clean</text:p>
      <text:p text:style-name="P23"/>
      <text:p text:style-name="P23">nothing added to commit but untracked files present (use "git add" to track)</text:p>
      <text:p text:style-name="P9"/>
      <text:p text:style-name="P9"/>
      <text:p text:style-name="P11">13- Create a new branch. Diverge them with commits </text:p>
      <text:p text:style-name="P4"/>
      <text:p text:style-name="P23">ttnd@diwakar:~/Desktop/Test$ git branch b1 </text:p>
      <text:p text:style-name="P23">ttnd@diwakar:~/Desktop/Test$ git branch </text:p>
      <text:p text:style-name="P23"><text:s text:c="2"/>b1 </text:p>
      <text:p text:style-name="P23">* master</text:p>
      <text:p text:style-name="P23">ttnd@diwakar:~/Desktop/Test$ vim Test.txt </text:p>
      <text:p text:style-name="P23">ttnd@diwakar:~/Desktop/Test$ git add Test.txt </text:p>
      <text:p text:style-name="P23">ttnd@diwakar:~/Desktop/Test$ git commit -m "Removed few lines" </text:p>
      <text:p text:style-name="P23">[master fe6c2de] Removed few lines </text:p>
      <text:p text:style-name="P23"><text:s/>1 file changed, 1 deletion(-) </text:p>
      <text:p text:style-name="P23">ttnd@diwakar:~/Desktop/Test$ git push origin b1</text:p>
      <text:p text:style-name="P23">Counting objects: 5, done. </text:p>
      <text:p text:style-name="P23">Writing objects: 100% (3/3), 268 bytes | 0 bytes/s, done. </text:p>
      <text:p text:style-name="P23">Total 3 (delta 0), reused 0 (delta 0) </text:p>
      <text:p text:style-name="P23"><text:soft-page-break/>To https://github.com/diwakarbhatt123/test.git </text:p>
      <text:p text:style-name="P23">* [new branch] <text:s text:c="5"/>b1 -&gt; b1</text:p>
      <text:p text:style-name="P9"/>
      <text:p text:style-name="P4"/>
      <text:p text:style-name="P4"/>
      <text:p text:style-name="P11">14- Edit the same file at the same line on both branches and commit </text:p>
      <text:p text:style-name="P10"/>
      <text:p text:style-name="P30">ttnd@diwakar:~/Desktop/Test$ vim Test.txt </text:p>
      <text:p text:style-name="P30">ttnd@diwakar:~/Desktop/Test$ git add Test.txt</text:p>
      <text:p text:style-name="P24">ttnd@diwakar:~/Desktop/Test$ git status </text:p>
      <text:p text:style-name="P24">On branch master </text:p>
      <text:p text:style-name="P24">Your branch is up-to-date with 'origin/master'. </text:p>
      <text:p text:style-name="P24"/>
      <text:p text:style-name="P24">Changes to be committed: </text:p>
      <text:p text:style-name="P24"><text:s text:c="2"/>(use "git reset HEAD &lt;file&gt;..." to unstage) </text:p>
      <text:p text:style-name="P24"/>
      <text:p text:style-name="P24"><text:tab/>modified: <text:s text:c="2"/>Test.txt </text:p>
      <text:p text:style-name="P24"/>
      <text:p text:style-name="P24">ttnd@diwakar:~/Desktop/Test$ git commit -m "Modified a line" </text:p>
      <text:p text:style-name="P24">[master 94ef45d] Modified a line </text:p>
      <text:p text:style-name="P24"><text:s/>1 file changed, 1 insertion(+), 1 deletion(-) </text:p>
      <text:p text:style-name="P24">ttnd@diwakar:~/Desktop/Test$ git push origin b1 </text:p>
      <text:p text:style-name="P24">Username for 'https://github.com': diwakarbhatt123 </text:p>
      <text:p text:style-name="P24">Password for 'https://diwakarbhatt123@github.com': </text:p>
      <text:p text:style-name="P24">To https://github.com/diwakarbhatt123/test.git </text:p>
      <text:p text:style-name="P24"><text:s/>! [rejected] <text:s text:c="7"/>b1 -&gt; b1 (fetch first) </text:p>
      <text:p text:style-name="P24">error: failed to push some refs to 'https://github.com/diwakarbhatt123/test.git' </text:p>
      <text:p text:style-name="P24">hint: Updates were rejected because the remote contains work that you do </text:p>
      <text:p text:style-name="P24">hint: not have locally. This is usually caused by another repository pushing </text:p>
      <text:p text:style-name="P24">hint: to the same ref. You may want to first integrate the remote changes </text:p>
      <text:p text:style-name="P24">hint: (e.g., 'git pull ...') before pushing again. </text:p>
      <text:p text:style-name="P24">hint: See the 'Note about fast-forwards' in 'git push --help' for detail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11">15- Try merging and resolve merge conflicts </text:p>
      <text:p text:style-name="P4"/>
      <text:p text:style-name="P25">ttnd@diwakar:~/Desktop/Test$ git pull origin b1 </text:p>
      <text:p text:style-name="P25">From https://github.com/diwakarbhatt123/test </text:p>
      <text:p text:style-name="P25"><text:s/>* branch <text:s text:c="11"/>b1 <text:s text:c="8"/>-&gt; FETCH_HEAD </text:p>
      <text:p text:style-name="P25">Auto-merging Test.txt </text:p>
      <text:p text:style-name="P25">CONFLICT (content): Merge conflict in Test.txt </text:p>
      <text:p text:style-name="P25">Automatic merge failed; fix conflicts and then commit the result. </text:p>
      <text:p text:style-name="P25">ttnd@diwakar:~/Desktop/Test$ cat Test.txt </text:p>
      <text:p text:style-name="P25">Hello world </text:p>
      <text:p text:style-name="P25">&lt;&lt;&lt;&lt;&lt;&lt;&lt; HEAD </text:p>
      <text:p text:style-name="P25">Hello </text:p>
      <text:p text:style-name="P25">======= </text:p>
      <text:p text:style-name="P25">bonjour </text:p>
      <text:p text:style-name="P25">&gt;&gt;&gt;&gt;&gt;&gt;&gt; 7b78beaccf19c59bfdec3bb85c14a04d120a069b</text:p>
      <text:p text:style-name="P25">ttnd@diwakar:~/Desktop/Test$ vim Test.txt</text:p>
      <text:p text:style-name="P25">ttnd@diwakar:~/Desktop/Test$ git status </text:p>
      <text:p text:style-name="P25">On branch b1 </text:p>
      <text:p text:style-name="P25">You have unmerged paths. </text:p>
      <text:p text:style-name="P25"><text:s text:c="2"/>(fix conflicts and run "git commit") </text:p>
      <text:p text:style-name="P25"/>
      <text:p text:style-name="P25">Unmerged paths: </text:p>
      <text:p text:style-name="P25"><text:s text:c="2"/>(use "git add &lt;file&gt;..." to mark resolution) </text:p>
      <text:p text:style-name="P25"/>
      <text:p text:style-name="P25"><text:tab/>both modified: <text:s text:c="5"/>Test.txt </text:p>
      <text:p text:style-name="P25"/>
      <text:p text:style-name="P25">no changes added to commit (use "git add" and/or "git commit -a")</text:p>
      <text:p text:style-name="P25">ttnd@diwakar:~/Desktop/Test$ git add Test.txt </text:p>
      <text:p text:style-name="P25">ttnd@diwakar:~/Desktop/Test$ git status </text:p>
      <text:p text:style-name="P25">On branch b1 </text:p>
      <text:p text:style-name="P25">All conflicts fixed but you are still merging. </text:p>
      <text:p text:style-name="P25"><text:s text:c="2"/>(use "git commit" to conclude merge) </text:p>
      <text:p text:style-name="P25"/>
      <text:p text:style-name="P25">nothing to commit, working directory clean </text:p>
      <text:p text:style-name="P25">ttnd@diwakar:~/Desktop/Test$ git commit -m "Fixed Conflicts" </text:p>
      <text:p text:style-name="P25">[b1 7246e5a] Fixed Conflicts </text:p>
      <text:p text:style-name="P25">ttnd@diwakar:~/Desktop/Test$ git status </text:p>
      <text:p text:style-name="P25">On branch b1 </text:p>
      <text:p text:style-name="P25">nothing to commit, working directory clean</text:p>
      <text:p text:style-name="P4"><text:soft-page-break/></text:p>
      <text:p text:style-name="P4"/>
      <text:p text:style-name="P4"/>
      <text:p text:style-name="P4"/>
      <text:p text:style-name="P4"/>
      <text:p text:style-name="P11">16- Stash the changes and pop them</text:p>
      <text:p text:style-name="P1"/>
      <text:p text:style-name="P31">ttnd@diwakar:~/Desktop/Test$ echo GIT&gt;&gt;Test.txt </text:p>
      <text:p text:style-name="P31">ttnd@diwakar:~/Desktop/Test$ git status </text:p>
      <text:p text:style-name="P31">On branch master </text:p>
      <text:p text:style-name="P31">Your branch is up-to-date with 'origin/master'. </text:p>
      <text:p text:style-name="P31"/>
      <text:p text:style-name="P31">Changes not staged for commit: </text:p>
      <text:p text:style-name="P31"><text:s text:c="2"/>(use "git add &lt;file&gt;..." to update what will be committed) </text:p>
      <text:p text:style-name="P31"><text:s text:c="2"/>(use "git checkout -- &lt;file&gt;..." to discard changes in working directory) </text:p>
      <text:p text:style-name="P31"/>
      <text:p text:style-name="P31"><text:tab/>modified: <text:s text:c="2"/>Test.txt </text:p>
      <text:p text:style-name="P31"/>
      <text:p text:style-name="P31">no changes added to commit (use "git add" and/or "git commit -a") </text:p>
      <text:p text:style-name="P31">ttnd@diwakar:~/Desktop/Test$ git checkout b1 </text:p>
      <text:p text:style-name="P31">error: Your local changes to the following files would be overwritten by checkout: </text:p>
      <text:p text:style-name="P31"><text:tab/>Test.txt </text:p>
      <text:p text:style-name="P31">Please, commit your changes or stash them before you can switch branches. </text:p>
      <text:p text:style-name="P31">Aborting </text:p>
      <text:p text:style-name="P31">ttnd@diwakar:~/Desktop/Test$ git stash </text:p>
      <text:p text:style-name="P31">Saved working directory and index state WIP on master: 70d2986 Modified a line </text:p>
      <text:p text:style-name="P31">HEAD is now at 70d2986 Modified a line </text:p>
      <text:p text:style-name="P31">ttnd@diwakar:~/Desktop/Test$ git checkout b1 </text:p>
      <text:p text:style-name="P31">Switched to branch 'b1' </text:p>
      <text:p text:style-name="P31">ttnd@diwakar:~/Desktop/Test$ git checkout master </text:p>
      <text:p text:style-name="P31">Switched to branch 'master' </text:p>
      <text:p text:style-name="P31">Your branch is up-to-date with 'origin/master'. </text:p>
      <text:p text:style-name="P31"/>
      <text:p text:style-name="P31"/>
      <text:p text:style-name="P31">ttnd@diwakar:~/Desktop/Test$ git stash pop </text:p>
      <text:p text:style-name="P31">On branch master </text:p>
      <text:p text:style-name="P31">Your branch is up-to-date with 'origin/master'. </text:p>
      <text:p text:style-name="P31"/>
      <text:p text:style-name="P31">Changes not staged for commit: </text:p>
      <text:p text:style-name="P31"><text:s text:c="2"/>(use "git add &lt;file&gt;..." to update what will be committed) </text:p>
      <text:p text:style-name="P31"><text:s text:c="2"/>(use "git checkout -- &lt;file&gt;..." to discard changes in working directory) </text:p>
      <text:p text:style-name="P31"/>
      <text:p text:style-name="P31"><text:tab/>modified: <text:s text:c="2"/>Test.txt </text:p>
      <text:p text:style-name="P31"/>
      <text:p text:style-name="P31"><text:soft-page-break/>no changes added to commit (use "git add" and/or "git commit -a") </text:p>
      <text:p text:style-name="P31">Dropped refs/stash@{0} (852bc4dc635731abd97a2ff72a39a983e8d50b2f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5T12:52:13.946618118</dc:date>
    <meta:generator>LibreOffice/4.2.8.2$Linux_X86_64 LibreOffice_project/420m0$Build-2</meta:generator>
    <meta:editing-duration>PT9M31S</meta:editing-duration>
    <meta:editing-cycles>7</meta:editing-cycles>
    <meta:document-statistic meta:table-count="0" meta:image-count="0" meta:object-count="0" meta:page-count="9" meta:paragraph-count="249" meta:word-count="1290" meta:character-count="9967" meta:non-whitespace-character-count="8596"/>
  </office:meta>
</office:document-meta>
</file>